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Заголовок_20_2_20_титул">
      <style:text-properties officeooo:rsid="005b5a21" officeooo:paragraph-rsid="005b5a21"/>
    </style:style>
    <style:style style:name="P15" style:family="paragraph" style:parent-style-name="Листинг">
      <style:text-properties officeooo:rsid="00795b04" officeooo:paragraph-rsid="00795b04"/>
    </style:style>
    <style:style style:name="P16" style:family="paragraph" style:parent-style-name="Text_20_body">
      <style:text-properties officeooo:paragraph-rsid="0075d8a4"/>
    </style:style>
    <style:style style:name="P17" style:family="paragraph" style:parent-style-name="Заголовок_20_2_20_титул">
      <style:paragraph-properties fo:text-align="center" style:justify-single-word="false"/>
      <style:text-properties officeooo:rsid="007d807b" officeooo:paragraph-rsid="007d807b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language="ru" fo:country="RU" officeooo:rsid="0087e567" officeooo:paragraph-rsid="0087e567"/>
    </style:style>
    <style:style style:name="P19" style:family="paragraph" style:parent-style-name="Text_20_body">
      <style:text-properties fo:language="ru" fo:country="RU" officeooo:rsid="00839d4a" officeooo:paragraph-rsid="0093d508"/>
    </style:style>
    <style:style style:name="P20" style:family="paragraph" style:parent-style-name="Заголовок_20_1_20_титул">
      <style:text-properties fo:letter-spacing="-0.004cm" officeooo:rsid="007d807b" officeooo:paragraph-rsid="007d807b"/>
    </style:style>
    <style:style style:name="P21" style:family="paragraph" style:parent-style-name="Text_20_body">
      <style:text-properties officeooo:rsid="00887b1d" officeooo:paragraph-rsid="00887b1d"/>
    </style:style>
    <style:style style:name="P22" style:family="paragraph" style:parent-style-name="Heading">
      <style:text-properties fo:font-style="italic" style:font-style-asian="italic" style:font-style-complex="italic"/>
    </style:style>
    <style:style style:name="P23" style:family="paragraph" style:parent-style-name="Heading_20_2" style:master-page-name="Standard">
      <style:paragraph-properties style:page-number="auto" fo:break-before="page"/>
    </style:style>
    <style:style style:name="P24" style:family="paragraph" style:parent-style-name="Heading_20_2">
      <style:text-properties fo:language="ru" fo:country="RU" officeooo:rsid="00795b04" officeooo:paragraph-rsid="00795b04"/>
    </style:style>
    <style:style style:name="P25" style:family="paragraph" style:parent-style-name="Heading_20_2">
      <style:text-properties officeooo:paragraph-rsid="00859985"/>
    </style:style>
    <style:style style:name="P26" style:family="paragraph" style:parent-style-name="Heading_20_2">
      <style:text-properties officeooo:rsid="00795b04" officeooo:paragraph-rsid="00795b04"/>
    </style:style>
    <style:style style:name="P27" style:family="paragraph" style:parent-style-name="Heading_20_2">
      <style:text-properties officeooo:paragraph-rsid="00795b04"/>
    </style:style>
    <style:style style:name="P28" style:family="paragraph" style:parent-style-name="Heading_20_2">
      <style:text-properties officeooo:rsid="009a86dd" officeooo:paragraph-rsid="009a86dd"/>
    </style:style>
    <style:style style:name="P2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0" style:family="paragraph" style:parent-style-name="Мой_20_код" style:list-style-name="Нумерация_20_кода"/>
    <style:style style:name="P31" style:family="paragraph" style:parent-style-name="Мой_20_код" style:list-style-name="Нумерация_20_кода">
      <style:text-properties fo:language="en" fo:country="US" officeooo:rsid="0095898b" officeooo:paragraph-rsid="0095898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1263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673f95"/>
    </style:style>
    <style:style style:name="T10" style:family="text">
      <style:text-properties officeooo:rsid="00698da6"/>
    </style:style>
    <style:style style:name="T11" style:family="text">
      <style:text-properties fo:language="en" fo:country="US" officeooo:rsid="00859985"/>
    </style:style>
    <style:style style:name="T12" style:family="text">
      <style:text-properties fo:language="en" fo:country="US" officeooo:rsid="009a47b1"/>
    </style:style>
    <style:style style:name="T13" style:family="text">
      <style:text-properties officeooo:rsid="007d807b"/>
    </style:style>
    <style:style style:name="T14" style:family="text">
      <style:text-properties officeooo:rsid="007eadc7"/>
    </style:style>
    <style:style style:name="T15" style:family="text">
      <style:text-properties officeooo:rsid="007f6752"/>
    </style:style>
    <style:style style:name="T16" style:family="text">
      <style:text-properties officeooo:rsid="0081c32a"/>
    </style:style>
    <style:style style:name="T17" style:family="text">
      <style:text-properties officeooo:rsid="0084dd6a"/>
    </style:style>
    <style:style style:name="T18" style:family="text">
      <style:text-properties officeooo:rsid="00859985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795b04"/>
    </style:style>
    <style:style style:name="T21" style:family="text">
      <style:text-properties fo:language="ru" fo:country="RU" officeooo:rsid="00859985"/>
    </style:style>
    <style:style style:name="T22" style:family="text">
      <style:text-properties fo:language="ru" fo:country="RU" officeooo:rsid="009a47b1"/>
    </style:style>
    <style:style style:name="T23" style:family="text">
      <style:text-properties officeooo:rsid="00878d2b"/>
    </style:style>
    <style:style style:name="T24" style:family="text">
      <style:text-properties officeooo:rsid="008a542b"/>
    </style:style>
    <style:style style:name="T25" style:family="text">
      <style:text-properties officeooo:rsid="008d99c8"/>
    </style:style>
    <style:style style:name="T26" style:family="text">
      <style:text-properties officeooo:rsid="009218db"/>
    </style:style>
    <style:style style:name="T27" style:family="text">
      <style:text-properties officeooo:rsid="00938162"/>
    </style:style>
    <style:style style:name="T28" style:family="text">
      <style:text-properties officeooo:rsid="0093d508"/>
    </style:style>
    <style:style style:name="T29" style:family="text">
      <style:text-properties officeooo:rsid="0096d8f3"/>
    </style:style>
    <style:style style:name="T30" style:family="text">
      <style:text-properties officeooo:rsid="009740a1"/>
    </style:style>
    <style:style style:name="T31" style:family="text">
      <style:text-properties officeooo:rsid="00795b04"/>
    </style:style>
    <style:style style:name="T32" style:family="text">
      <style:text-properties officeooo:rsid="009a47b1"/>
    </style:style>
    <style:style style:name="T33" style:family="text">
      <style:text-properties officeooo:rsid="009b79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9">Министерство образования, науки и молодежной политики</text:p>
      <text:p text:style-name="P5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><text:span text:style-name="Emphasis"/></text:p>
      <text:p text:style-name="P2"/>
      <text:p text:style-name="P2"/>
      <text:p text:style-name="P17">Математическое моделирование</text:p>
      <text:p text:style-name="P11"><text:span text:style-name="T13">ЛАБОРАТОРНАЯ</text:span> РАБОТА №<text:span text:style-name="T13">3</text:span></text:p>
      <text:p text:style-name="P14">по теме:</text:p>
      <text:p text:style-name="P20">Случайное блуждание</text:p>
      <text:p text:style-name="Заголовок_20_2_20_титул"/>
      <text:p text:style-name="P7"><text:span text:style-name="T6">Выполн</text:span><text:span text:style-name="T7">ил:</text:span><text:span text:style-name="T4"> </text:span></text:p>
      <text:p text:style-name="P7"><text:span text:style-name="T5">студент ЕПК,</text:span> <text:span text:style-name="T14">И-22 группы</text:span> </text:p>
      <text:p text:style-name="P18">Синицын М.В.</text:p>
      <text:p text:style-name="P8"/>
      <text:p text:style-name="P12"><text:span text:style-name="T5">Проверил</text:span>:</text:p>
      <text:p text:style-name="P6"><text:span text:style-name="T5">преподаватель </text:span><text:span text:style-name="T14">2 </text:span><text:span text:style-name="T8">курса</text:span></text:p>
      <text:p text:style-name="P10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3" text:outline-level="2"><text:span text:style-name="T9">1 </text:span>Цель занятия </text:h>
      <text:p text:style-name="P16"><text:tab/><text:span text:style-name="T24">Преобрести</text:span> практические навыки <text:span text:style-name="T15">использования </text:span><text:span text:style-name="T18">методов </text:span><text:span text:style-name="T15">случайного блуждания</text:span><text:span text:style-name="T10">.</text:span></text:p>
      <text:h text:style-name="P24" text:outline-level="2"><text:span text:style-name="T29">2 </text:span>Постановка задачи</text:h>
      <text:p text:style-name="P21"><text:span text:style-name="T20">Н</text:span><text:span text:style-name="T19">аписать программу, реализующею метод случайного блуждания по заданному варианту.</text:span></text:p>
      <text:h text:style-name="P25" text:outline-level="2">Вариант № <text:span text:style-name="T11">4</text:span></text:h>
      <text:p text:style-name="Text_20_body">«Пчелы» на квадратной решетке. «Рой» из N «пчел» изначально расположен в единичном круге с центром в начале координат. На каждом шаге по времени каждая «пчела» движется случайным образом равновероятно в одном из четырех направлений: на север, юг, восток и запад. Определите расстояние, на которое удаляется отдельная «пчела» за М = 8 шагов. В течение каждого временного интервала каждая «пчела» делает шаг единичной длины. Усреднение выполняется по N «пчелам».</text:p>
      <text:p text:style-name="Text_20_body"/>
      <text:h text:style-name="Heading_20_2" text:outline-level="2">3 <text:span text:style-name="T22">Теория</text:span></text:h>
      <text:h text:style-name="P28" text:outline-level="2">4 Описание алгоритма</text:h>
      <text:h text:style-name="Heading_20_2" text:outline-level="2">5 <text:span text:style-name="T33">Чертёж</text:span></text:h>
      <text:h text:style-name="P27" text:outline-level="2" text:is-list-header="true"><text:span text:style-name="T29">3</text:span><text:span text:style-name="T31"> Выполнение задания</text:span></text:h>
      <text:p text:style-name="P15">Листинг 1. <text:span text:style-name="T16">Программа случайного блуждания </text:span><text:span text:style-name="T25">пчёл </text:span><text:span text:style-name="T21">на квадратной решётке</text:span></text:p>
      <text:list text:style-name="Нумерация_20_кода">
        <text:list-item>
          <text:p text:style-name="P30">namespace ConsoleApp2 {</text:p>
        </text:list-item>
        <text:list-item>
          <text:p text:style-name="P30"><text:s text:c="4"/>internal class Program {</text:p>
        </text:list-item>
        <text:list-item>
          <text:p text:style-name="P30"><text:s text:c="8"/>static void Main(string[] args) {</text:p>
        </text:list-item>
        <text:list-item>
          <text:p text:style-name="P30"><text:s text:c="12"/>Console.Write("Введите количество пчёл:");</text:p>
        </text:list-item>
        <text:list-item>
          <text:p text:style-name="P30"><text:s text:c="12"/>int kol = int.Parse(Console.ReadLine()!);</text:p>
        </text:list-item>
        <text:list-item>
          <text:p text:style-name="P30"><text:s text:c="12"/>List&lt;Bee&gt; bees = new List&lt;Bee&gt;(kol);</text:p>
        </text:list-item>
        <text:list-item>
          <text:p text:style-name="P30"><text:soft-page-break/><text:s text:c="12"/>Console.Write("Введите кол-во испытаний: ");</text:p>
        </text:list-item>
        <text:list-item>
          <text:p text:style-name="P30"><text:s text:c="12"/>int n = int.Parse(Console.ReadLine()!);</text:p>
        </text:list-item>
        <text:list-item>
          <text:p text:style-name="P30"><text:s text:c="12"/>Console.Write("Введите число шагов: ");</text:p>
        </text:list-item>
        <text:list-item>
          <text:p text:style-name="P30"><text:s text:c="12"/>int m = int.Parse(Console.ReadLine()!);</text:p>
        </text:list-item>
        <text:list-item>
          <text:p text:style-name="P30"><text:s text:c="12"/>for (int i = 0; i &lt; kol; i++) {</text:p>
        </text:list-item>
        <text:list-item>
          <text:p text:style-name="P30"><text:s text:c="16"/>Bee bee_one = new Bee(n, m);</text:p>
        </text:list-item>
        <text:list-item>
          <text:p text:style-name="P30"><text:s text:c="16"/>bees.Add(bee_one);</text:p>
        </text:list-item>
        <text:list-item>
          <text:p text:style-name="P30"><text:s text:c="12"/>}</text:p>
        </text:list-item>
        <text:list-item>
          <text:p text:style-name="P30"><text:s text:c="12"/>double L_from_all_bees = 0;</text:p>
        </text:list-item>
        <text:list-item>
          <text:p text:style-name="P30"><text:s text:c="12"/>for(int i = 0; i &lt; kol; i++) {</text:p>
        </text:list-item>
        <text:list-item>
          <text:p text:style-name="P30"><text:s text:c="16"/>Console.WriteLine($"Среднее смещение пчелы № {i + 1} равно {bees[i].bluzd()}");</text:p>
        </text:list-item>
        <text:list-item>
          <text:p text:style-name="P30"><text:s text:c="16"/>L_from_all_bees += bees[i].bluzd();</text:p>
        </text:list-item>
        <text:list-item>
          <text:p text:style-name="P30"><text:s text:c="12"/>}</text:p>
        </text:list-item>
        <text:list-item>
          <text:p text:style-name="P30"><text:s text:c="12"/>Console.WriteLine($"Среднее смещение всего роя равно {L_from_all_bees / kol}");</text:p>
        </text:list-item>
        <text:list-item>
          <text:p text:style-name="P30"><text:s text:c="8"/>}</text:p>
        </text:list-item>
        <text:list-item>
          <text:p text:style-name="P30"><text:s text:c="8"/>struct Bee {</text:p>
        </text:list-item>
        <text:list-item>
          <text:p text:style-name="P30"><text:s text:c="12"/>int n;</text:p>
        </text:list-item>
        <text:list-item>
          <text:p text:style-name="P30"><text:s text:c="12"/>int m;</text:p>
        </text:list-item>
        <text:list-item>
          <text:p text:style-name="P30"><text:s text:c="12"/>public Bee(int n, int m) {</text:p>
        </text:list-item>
        <text:list-item>
          <text:p text:style-name="P30"><text:s text:c="16"/>this.n = n;</text:p>
        </text:list-item>
        <text:list-item>
          <text:p text:style-name="P30"><text:s text:c="16"/>this.m = m;</text:p>
        </text:list-item>
        <text:list-item>
          <text:p text:style-name="P30"><text:s text:c="12"/>}</text:p>
        </text:list-item>
        <text:list-item>
          <text:p text:style-name="P30"><text:s text:c="12"/>public double bluzd() {</text:p>
        </text:list-item>
        <text:list-item>
          <text:p text:style-name="P30"><text:s text:c="16"/>Random random = new Random();</text:p>
        </text:list-item>
        <text:list-item>
          <text:p text:style-name="P30"><text:s text:c="16"/>double L = 0;</text:p>
        </text:list-item>
        <text:list-item>
          <text:p text:style-name="P30"><text:s text:c="16"/>double P = 0;</text:p>
        </text:list-item>
        <text:list-item>
          <text:p text:style-name="P30"><text:s text:c="16"/>for (int i = 0; i &lt; n; i++) {</text:p>
        </text:list-item>
        <text:list-item>
          <text:p text:style-name="P30"><text:s text:c="20"/>int y;</text:p>
        </text:list-item>
        <text:list-item>
          <text:p text:style-name="P30"><text:s text:c="20"/>int x = y = 0;</text:p>
        </text:list-item>
        <text:list-item>
          <text:p text:style-name="P30"><text:s text:c="20"/>for (int j = 0; j &lt; m; j++) {</text:p>
        </text:list-item>
        <text:list-item>
          <text:p text:style-name="P30"><text:s text:c="24"/>double r = random.NextDouble();</text:p>
        </text:list-item>
        <text:list-item>
          <text:p text:style-name="P30"><text:s text:c="24"/>if (r &lt; 0.25) x++;</text:p>
        </text:list-item>
        <text:list-item>
          <text:p text:style-name="P30"><text:s text:c="24"/>else if (r &lt; 0.5) x--;</text:p>
        </text:list-item>
        <text:list-item>
          <text:p text:style-name="P30"><text:s text:c="24"/>else if (r &lt; 0.75) y--;</text:p>
        </text:list-item>
        <text:list-item>
          <text:p text:style-name="P30"><text:s text:c="24"/>else y++;</text:p>
        </text:list-item>
        <text:list-item>
          <text:p text:style-name="P30"/>
        </text:list-item>
        <text:list-item>
          <text:p text:style-name="P30"><text:soft-page-break/><text:s text:c="20"/>}</text:p>
        </text:list-item>
        <text:list-item>
          <text:p text:style-name="P30"><text:s text:c="20"/>L += Math.Sqrt(x * x + y * y);</text:p>
        </text:list-item>
        <text:list-item>
          <text:p text:style-name="P30"><text:s text:c="20"/>P += x + y;</text:p>
        </text:list-item>
        <text:list-item>
          <text:p text:style-name="P30"><text:s text:c="16"/>}</text:p>
        </text:list-item>
        <text:list-item>
          <text:p text:style-name="P30"><text:s text:c="16"/>L /= n;</text:p>
        </text:list-item>
        <text:list-item>
          <text:p text:style-name="P30"><text:s text:c="16"/>return L;</text:p>
        </text:list-item>
        <text:list-item>
          <text:p text:style-name="P30"><text:s text:c="12"/>}</text:p>
        </text:list-item>
        <text:list-item>
          <text:p text:style-name="P30"><text:s text:c="12"/></text:p>
        </text:list-item>
        <text:list-item>
          <text:p text:style-name="P30"><text:s text:c="8"/>}</text:p>
        </text:list-item>
        <text:list-item>
          <text:p text:style-name="P30"/>
        </text:list-item>
        <text:list-item>
          <text:p text:style-name="P30"><text:s text:c="4"/>}</text:p>
        </text:list-item>
        <text:list-item>
          <text:p text:style-name="P31">}</text:p>
        </text:list-item>
      </text:list>
      <text:p text:style-name="P22">Вывод <text:span text:style-name="T30">программы</text:span></text:p>
      <text:p text:style-name="Вывод_20_текст_20_в_20_консоли">Введите количество пчёл:13</text:p>
      <text:p text:style-name="Вывод_20_текст_20_в_20_консоли">Введите кол-во испытаний: 1000</text:p>
      <text:p text:style-name="Вывод_20_текст_20_в_20_консоли">Введите число шагов: 8</text:p>
      <text:p text:style-name="Вывод_20_текст_20_в_20_консоли">Среднее смещение пчелы № 1 равно 2,4652514093481215</text:p>
      <text:p text:style-name="Вывод_20_текст_20_в_20_консоли">Среднее смещение пчелы № 2 равно 2,486061397447441</text:p>
      <text:p text:style-name="Вывод_20_текст_20_в_20_консоли">Среднее смещение пчелы № 3 равно 2,535193512970625</text:p>
      <text:p text:style-name="Вывод_20_текст_20_в_20_консоли">Среднее смещение пчелы № 4 равно 2,5518365916986046</text:p>
      <text:p text:style-name="Вывод_20_текст_20_в_20_консоли">Среднее смещение пчелы № 5 равно 2,465025098387724</text:p>
      <text:p text:style-name="Вывод_20_текст_20_в_20_консоли">Среднее смещение пчелы № 6 равно 2,4656596378551474</text:p>
      <text:p text:style-name="Вывод_20_текст_20_в_20_консоли">Среднее смещение пчелы № 7 равно 2,4996894630899034</text:p>
      <text:p text:style-name="Вывод_20_текст_20_в_20_консоли">Среднее смещение пчелы № 8 равно 2,4875350533749487</text:p>
      <text:p text:style-name="Вывод_20_текст_20_в_20_консоли">Среднее смещение пчелы № 9 равно 2,4613243170454946</text:p>
      <text:p text:style-name="Вывод_20_текст_20_в_20_консоли">Среднее смещение пчелы № 10 равно 2,47238721425132</text:p>
      <text:p text:style-name="Вывод_20_текст_20_в_20_консоли">Среднее смещение пчелы № 11 равно 2,493143744896201</text:p>
      <text:p text:style-name="Вывод_20_текст_20_в_20_консоли">Среднее смещение пчелы № 12 равно 2,524136054185766</text:p>
      <text:p text:style-name="Вывод_20_текст_20_в_20_консоли">Среднее смещение пчелы № 13 равно 2,5156020409943745</text:p>
      <text:p text:style-name="Вывод_20_текст_20_в_20_консоли">Среднее смещение всего роя равно 2,5024449263323265</text:p>
      <text:h text:style-name="P26" text:outline-level="2"><text:span text:style-name="T29">4</text:span><text:span text:style-name="T23"> </text:span>Вывод</text:h>
      <text:p text:style-name="P19"><text:span text:style-name="T18">В ходе выполнения данной работы была р</text:span>азработана программа непрерывного случайного блуждания <text:span text:style-name="T26">пчёл на квадратной решётке</text:span>. <text:span text:style-name="T17">Найдена средняя удалённость </text:span><text:soft-page-break/><text:span text:style-name="T17">от начальной точки </text:span><text:span text:style-name="T27">как каждой отдельной пчелы так и всего роя. </text:span><text:span text:style-name="T18">Получены практические навыки использования метод</text:span><text:span text:style-name="T28">а</text:span><text:span text:style-name="T18"> случайного блуждания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tru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8H15M26S</meta:editing-duration>
    <meta:editing-cycles>54</meta:editing-cycles>
    <meta:generator>LibreOffice/24.2.2.2$Windows_X86_64 LibreOffice_project/d56cc158d8a96260b836f100ef4b4ef25d6f1a01</meta:generator>
    <dc:title>Реферат ГОСТ</dc:title>
    <dc:date>2024-04-18T23:39:35.461000000</dc:date>
    <meta:document-statistic meta:table-count="0" meta:image-count="0" meta:object-count="0" meta:page-count="5" meta:paragraph-count="100" meta:word-count="566" meta:character-count="4214" meta:non-whitespace-character-count="3068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